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style:text-position="super 63.6%" fo:language="fr" fo:country="FR"/>
    </style:style>
    <style:style style:name="T10" style:parent-style-name="Policepardéfaut" style:family="text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Paragraphedeliste" style:list-style-name="LFO1" style:family="paragraph">
      <style:text-properties fo:language="fr" fo:country="FR"/>
    </style:style>
    <style:style style:name="P14" style:parent-style-name="Paragraphedeliste" style:list-style-name="LFO1" style:family="paragraph">
      <style:text-properties fo:language="fr" fo:country="FR"/>
    </style:style>
    <style:style style:name="P15" style:parent-style-name="Paragraphedeliste" style:list-style-name="LFO1" style:family="paragraph">
      <style:text-properties fo:language="fr" fo:country="FR"/>
    </style:style>
    <style:style style:name="P16" style:parent-style-name="Paragraphedeliste" style:list-style-name="LFO1" style:family="paragraph">
      <style:text-properties fo:language="fr" fo:country="FR"/>
    </style:style>
    <style:style style:name="P17" style:parent-style-name="Paragraphedeliste" style:list-style-name="LFO1" style:family="paragraph">
      <style:text-properties fo:language="fr" fo:country="FR"/>
    </style:style>
    <style:style style:name="P18" style:parent-style-name="Paragraphedeliste" style:list-style-name="LFO1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Paragraphedeliste" style:list-style-name="LFO1" style:family="paragraph">
      <style:text-properties fo:language="fr" fo:country="FR"/>
    </style:style>
    <style:style style:name="P21" style:parent-style-name="Paragraphedeliste" style:list-style-name="LFO1" style:family="paragraph">
      <style:text-properties fo:language="fr" fo:country="FR"/>
    </style:style>
    <style:style style:name="P22" style:parent-style-name="Paragraphedeliste" style:list-style-name="LFO1" style:family="paragraph">
      <style:text-properties fo:language="fr" fo:country="FR"/>
    </style:style>
    <style:style style:name="P23" style:parent-style-name="Paragraphedeliste" style:list-style-name="LFO1" style:family="paragraph">
      <style:text-properties fo:language="fr" fo:country="FR"/>
    </style:style>
    <style:style style:name="P24" style:parent-style-name="Paragraphedeliste" style:list-style-name="LFO1" style:family="paragraph"/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Source : pas de prédécesseur</text:p>
      <text:p text:style-name="P2">Puit : pas de successeur<text:s/></text:p>
      <text:p text:style-name="P3">Graphe simple : pas de boucle</text:p>
      <text:p text:style-name="P4">Graphe complet : si tous les sommets ont<text:s/>des arrêtes même eux même</text:p>
      <text:p text:style-name="P5">Graphe complémentaire : toutes les arêtes qui<text:s/>manquent</text:p>
      <text:p text:style-name="Normal"><text:span text:style-name="T6">Graphe réciproque : inverse les<text:s/></text:span><text:span text:style-name="T7">arc</text:span><text:span text:style-name="T8"><text:s/>(G</text:span><text:span text:style-name="T9">-1</text:span><text:span text:style-name="T10">)</text:span></text:p>
      <text:p text:style-name="P11">Graphe symétrique : graphe de base + graphe réciproque</text:p>
      <text:p text:style-name="P12">Graphe orienté :<text:s/></text:p>
      <text:list text:style-name="LFO1" text:continue-numbering="true">
        <text:list-item>
          <text:p text:style-name="P13">Chemin :<text:s/>suite finie<text:s/>de sommets<text:s/></text:p>
        </text:list-item>
        <text:list-item>
          <text:p text:style-name="P14">Chemin simple : est simple s’il ne passe pas 2 fois par le même arc</text:p>
        </text:list-item>
        <text:list-item>
          <text:p text:style-name="P15">Chemin élémentaire : un chemin ne passant pas 2 fois par le même sommet</text:p>
        </text:list-item>
        <text:list-item>
          <text:p text:style-name="P16">Circuit : chemin dans lequel l’origine et l’extrémité sont le même sommet</text:p>
        </text:list-item>
        <text:list-item>
          <text:p text:style-name="P17">Source : pas de prédécesseur</text:p>
        </text:list-item>
        <text:list-item>
          <text:p text:style-name="P18">Puit : pas de successeur<text:s/><text:s/></text:p>
        </text:list-item>
      </text:list>
      <text:p text:style-name="P19">Graphe non orienté :</text:p>
      <text:list text:style-name="LFO1" text:continue-numbering="true">
        <text:list-item>
          <text:p text:style-name="P20">Chaîne :<text:s/>suite finie<text:s/>de sommets</text:p>
        </text:list-item>
        <text:list-item>
          <text:p text:style-name="P21">Chaîne simple : pareil mais Chaîne</text:p>
        </text:list-item>
        <text:list-item>
          <text:p text:style-name="P22">Chaîne élémentaire : pareil mais Chaîne<text:s/></text:p>
        </text:list-item>
        <text:list-item>
          <text:p text:style-name="P23">Cycle : une chaîne de longueur non nulle et l’origine et l’extrémité<text:s/>sont identique<text:s/></text:p>
        </text:list-item>
        <text:list-item>
          <text:p text:style-name="P24"><text:span text:style-name="T25">Cycle élémentaire : cycle qui ne possède qu’une seule répétition</text:span><text:span text:style-name="T26">, l’origine et l’extrémité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engXi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1-30T23:31:00Z</meta:creation-date>
    <dc:date>2022-01-31T07:48:00Z</dc:date>
    <meta:template xlink:href="Normal" xlink:type="simple"/>
    <meta:editing-cycles>3</meta:editing-cycles>
    <meta:editing-duration>PT0S</meta:editing-duration>
    <meta:document-statistic meta:page-count="1" meta:paragraph-count="1" meta:word-count="138" meta:character-count="930" meta:row-count="6" meta:non-whitespace-character-count="793"/>
  </office:meta>
</office:document-meta>
</file>